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Helvetica, sans-serif"/>
    <style:font-face style:name="Helvetica Neue" svg:font-family="'Helvetica Neue', sans-serif"/>
    <style:font-face style:name="Liberation Serif1" svg:font-family="'Liberation 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weight="normal" officeooo:paragraph-rsid="001eebc9"/>
    </style:style>
    <style:style style:name="P3" style:family="paragraph" style:parent-style-name="Text_20_body">
      <style:paragraph-properties fo:margin-top="0in" fo:margin-bottom="0in" loext:contextual-spacing="false" fo:line-height="120%" fo:text-align="start" style:justify-single-word="false" style:writing-mode="lr-tb"/>
      <style:text-properties style:font-name="Liberation Serif" fo:font-size="12pt" fo:font-weight="normal" officeooo:rsid="001f1fd3" officeooo:paragraph-rsid="001f1fd3" style:font-size-asian="12pt" style:font-weight-asian="normal" style:font-size-complex="12pt" style:font-weight-complex="normal"/>
    </style:style>
    <style:style style:name="P4"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f1fd3" style:text-blinking="false" fo:background-color="transparent" style:font-size-asian="12pt" style:font-size-complex="12pt"/>
    </style:style>
    <style:style style:name="P5" style:family="paragraph" style:parent-style-name="Text_20_body" style:list-style-name="L1">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P6" style:family="paragraph" style:parent-style-name="Text_20_body">
      <loext:graphic-properties draw:fill="none" draw:fill-color="#ffffff"/>
      <style:paragraph-properties fo:margin-top="0in" fo:margin-bottom="0in" loext:contextual-spacing="false" fo:line-height="120%" fo:text-align="start" style:justify-single-word="false"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1f1fd3" officeooo:paragraph-rsid="001f1fd3"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Helvetica Neue" fo:font-size="12pt" fo:font-style="normal" style:text-underline-style="none" fo:font-weight="bold" officeooo:rsid="001eebc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1</text:span><text:span text:style-name="T4">5/</text:span><text:span text:style-name="T5">5</text:span><text:span text:style-name="T4">/2021</text:span><text:span text:style-name="T2"><text:line-break/></text:span><text:span text:style-name="T3">Γεώργιος Δάγκαλης</text:span></text:p>
      <text:p text:style-name="P2"><text:span text:style-name="T1">ΑΕΜ: </text:span><text:span text:style-name="T3">3164</text:span></text:p>
      <text:p text:style-name="P2"><text:span text:style-name="T3"/></text:p>
      <text:p text:style-name="P3"><text:span text:style-name="T6">Το project της επιλογής μου ήταν να αναπτύξω μια android βιβλιοθήκη.</text:span></text:p>
      <text:p text:style-name="P3"><text:span text:style-name="T6"/></text:p>
      <text:p text:style-name="P3"><text:span text:style-name="T6">Όπως εξηγώ και στο LearningProjectTeplate αρχείο οι λόγοι που επέλεξα το συγκεκριμένο project ήταν: </text:span></text:p>
      <text:p text:style-name="P3"><text:span text:style-name="T6"/></text:p>
      <text:list xml:id="list3837415065" text:style-name="L1">
        <text:list-item>
          <text:p text:style-name="P4">Μου φάνηκε ιδιαίτερα ενδιαφέρον σαν project</text:p>
        </text:list-item>
        <text:list-item>
          <text:p text:style-name="P4">Ήταν μια πολύ καλή πρόκληση δεδομένου του επιπέδου των ικανοτήτων μου και με βοήθησε να τις διευρήνω αυτές και τις γνώσεις μου.</text:p>
        </text:list-item>
        <text:list-item>
          <text:p text:style-name="P5">Ήταν μια πολύ καλή λύση σε ένα συνεχές πρόβλημα που αντιμετώπιζα στην δουλειά μου.</text:p>
        </text:list-item>
      </text:list>
      <text:p text:style-name="P6"><text:span text:style-name="T6"/></text:p>
      <text:p text:style-name="P3"><text:span text:style-name="T6">Καθώς καταλαβαίνω πως το συγκεκριμένο project δεν ακολουθεί πιστά τις απαιτήσεις της εργασίας του μαθήματος “Ανάλυση πληροφοριακών συστημάτων” προχώρησα στην υλοποίηση του μόνο και εφόσον πήρα την έγκριση από τον υπεύθυνο καθηγητή του μαθήτος.</text:span></text:p>
      <text:p text:style-name="P3"><text:span text:style-name="T6"/></text:p>
      <text:p text:style-name="P3"><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Helvetica, sans-serif"/>
    <style:font-face style:name="Helvetica Neue" svg:font-family="'Helvetica Neue', sans-serif"/>
    <style:font-face style:name="Liberation Serif1" svg:font-family="'Liberation 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1eebc9" style:text-blinking="false" fo:background-color="transparent" style:font-size-asian="17.5pt" style:font-weight-asian="bold" style:font-size-complex="2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electableRecyclerView</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2:07:11.541160138</meta:creation-date>
    <meta:generator>LibreOffice/6.4.6.2$Linux_X86_64 LibreOffice_project/40$Build-2</meta:generator>
    <dc:date>2021-05-15T12:16:30.561171599</dc:date>
    <meta:editing-duration>PT9M18S</meta:editing-duration>
    <meta:editing-cycles>2</meta:editing-cycles>
    <meta:document-statistic meta:table-count="0" meta:image-count="0" meta:object-count="0" meta:page-count="1" meta:paragraph-count="9" meta:word-count="110" meta:character-count="727" meta:non-whitespace-character-count="628"/>
  </office:meta>
</office:document-meta>
</file>